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61674" officeooo:paragraph-rsid="00161674"/>
    </style:style>
    <style:style style:name="P2" style:family="paragraph" style:parent-style-name="Text_20_body">
      <style:paragraph-properties fo:text-align="center" style:justify-single-word="false"/>
      <style:text-properties officeooo:paragraph-rsid="00161674"/>
    </style:style>
    <style:style style:name="P3" style:family="paragraph" style:parent-style-name="Heading_20_1">
      <style:paragraph-properties fo:text-align="center" style:justify-single-word="false"/>
      <style:text-properties officeooo:rsid="00161674" officeooo:paragraph-rsid="00161674"/>
    </style:style>
    <style:style style:name="P4" style:family="paragraph" style:parent-style-name="Text_20_body">
      <style:paragraph-properties fo:text-align="start" style:justify-single-word="false"/>
      <style:text-properties officeooo:rsid="00161674" officeooo:paragraph-rsid="00161674"/>
    </style:style>
    <style:style style:name="T1" style:family="text">
      <style:text-properties officeooo:rsid="00176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utro</text:h>
      <text:p text:style-name="P2"/>
      <text:p text:style-name="P1">Now when you finished reading the book, </text:p>
      <text:p text:style-name="P1"/>
      <text:p text:style-name="P1">Life is too short, no matter how many years you’ve lived <text:span text:style-name="T1">and whatever you do with your life is up to you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3:45:50.166941509</meta:creation-date>
    <dc:date>2025-11-18T20:48:57.074854819</dc:date>
    <meta:editing-duration>PT2M5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30" meta:character-count="151" meta:non-whitespace-character-count="122"/>
  </office:meta>
</office:document-meta>
</file>